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3900f" officeooo:paragraph-rsid="0003900f"/>
    </style:style>
    <style:style style:name="P2" style:family="paragraph" style:parent-style-name="Heading_20_1">
      <style:text-properties officeooo:paragraph-rsid="0003900f"/>
    </style:style>
    <style:style style:name="T1" style:family="text">
      <style:text-properties officeooo:rsid="0003900f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7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6a734"/>
    </style:style>
    <style:style style:name="T4" style:family="text">
      <style:text-properties officeooo:rsid="0007884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">Docker Security Workshop </text:span>ToolBox</text:p>
      <text:h text:style-name="P2" text:outline-level="1"><text:span text:style-name="T1">Linux</text:span></text:h>
      <text:p text:style-name="Text_20_body"><text:bookmark text:name="docs-internal-guid-fba47b08-db25-117a-7dae-6fe3270d1bbd"/>df: Hard disk usage</text:p>
      <text:p text:style-name="Text_20_body">free: Memory usage</text:p>
      <text:p text:style-name="Text_20_body">mount: Overview of mounted (virtual) hard disks</text:p>
      <text:p text:style-name="Text_20_body">iftop: Network usage</text:p>
      <text:p text:style-name="Text_20_body"><text:span text:style-name="T1">i</text:span>otop: Disk <text:span text:style-name="T4">bandwidth</text:span> usage</text:p>
      <text:p text:style-name="Text_20_body">sudo: Gain enlarged privileges</text:p>
      <text:p text:style-name="Text_20_body">top: System-Monitor</text:p>
      <text:h text:style-name="P2" text:outline-level="1">Docker</text:h>
      <text:p text:style-name="Text_20_body"><text:bookmark text:name="docs-internal-guid-fba47b24-db23-ebc5-5ebd-78a62e0bf8df"/>docker ps: List running containers</text:p>
      <text:p text:style-name="Text_20_body">docker ps -a: List all defined containers</text:p>
      <text:p text:style-name="Text_20_body">docker images: List local images</text:p>
      <text:p text:style-name="Text_20_body">docker inspect: Inspect the configuration of an image</text:p>
      <text:p text:style-name="Text_20_body">docker run: Start containers</text:p>
      <text:p text:style-name="Text_20_body">docker run --rm: Execute a container and delete it afterwards</text:p>
      <text:p text:style-name="Text_20_body">docker exec -ti &lt;container&gt; bash: “Login” to a container</text:p>
      <text:p text:style-name="Text_20_body">docker logs -f &lt;container-id&gt;: Follow logs of a contain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variant="normal" fo:text-transform="none" fo:color="#000000" style:text-line-through-style="none" style:text-line-through-type="none" style:font-name="Arial" fo:font-family="Arial" fo:font-size="17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9:26:20.020934555</meta:creation-date>
    <dc:date>2017-06-24T19:29:15.861325944</dc:date>
    <meta:editing-duration>PT2M55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18" meta:word-count="91" meta:character-count="585" meta:non-whitespace-character-count="513"/>
  </office:meta>
</office:document-meta>
</file>